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8000"/>
      <style:text-properties fo:color="#ffffff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8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b8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25.163cm" svg:height="14.582cm" svg:x="3.556cm" svg:y="11.864cm">
            <draw:object draw:notify-on-update-of-ranges="Sheet1.I2:Sheet1.Q21 Sheet1.R1:Sheet1.R1 Sheet1.J2:Sheet1.J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807cm" svg:height="16.839cm" svg:x="3.403cm" svg:y="25.42cm">
            <draw:object draw:notify-on-update-of-ranges="Sheet1.A2:Sheet1.A21 Sheet1.D1:Sheet1.D1 Sheet1.D2:Sheet1.D21 Sheet1.G1:Sheet1.G1 Sheet1.G2:Sheet1.G23 Sheet1.L1:Sheet1.L1 Sheet1.L2:Sheet1.L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5cm" svg:height="9cm" svg:x="27.125cm" svg:y="20.401cm">
            <draw:object draw:notify-on-update-of-ranges="Sheet1.F2:Sheet1.F21 Sheet1.J1:Sheet1.J1 Sheet1.J2:Sheet1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/>
          <table:table-cell office:value-type="string">
            <text:p>Amp diff at PR</text:p>
          </table:table-cell>
          <table:table-cell office:value-type="string">
            <text:p>Phase diff PR</text:p>
          </table:table-cell>
          <table:table-cell office:value-type="string">
            <text:p>PR – D</text:p>
          </table:table-cell>
          <table:table-cell office:value-type="string">
            <text:p>Amp diff at PA</text:p>
          </table:table-cell>
          <table:table-cell office:value-type="string">
            <text:p>Phase diff at PA</text:p>
          </table:table-cell>
          <table:table-cell office:value-type="string">
            <text:p>PA -D</text:p>
          </table:table-cell>
          <table:table-cell office:value-type="string">
            <text:p>Amp Score</text:p>
          </table:table-cell>
          <table:table-cell office:value-type="string">
            <text:p>Amp Difference</text:p>
          </table:table-cell>
          <table:table-cell office:value-type="string">
            <text:p>Phase delta</text:p>
          </table:table-cell>
          <table:table-cell office:value-type="string">
            <text:p>dd</text:p>
          </table:table-cell>
          <table:table-cell office:value-type="string">
            <text:p>Overall – D</text:p>
          </table:table-cell>
          <table:table-cell office:value-type="string">
            <text:p>no North (bold no PR)</text:p>
          </table:table-cell>
          <table:table-cell office:value-type="string">
            <text:p>K1 overall</text:p>
          </table:table-cell>
          <table:table-cell office:value-type="string">
            <text:p>no North</text:p>
          </table:table-cell>
          <table:table-cell table:style-name="ce5" table:number-columns-repeated="2"/>
          <table:table-cell table:style-name="ce5"/>
          <table:table-cell table:number-columns-repeated="5"/>
        </table:table-row>
        <table:table-row table:style-name="ro1">
          <table:table-cell office:value-type="string">
            <text:p>original</text:p>
          </table:table-cell>
          <table:table-cell office:value-type="float" office:value="1.01">
            <text:p>1.01</text:p>
          </table:table-cell>
          <table:table-cell office:value-type="float" office:value="1.74">
            <text:p>1.74</text:p>
          </table:table-cell>
          <table:table-cell table:style-name="ce1" office:value-type="float" office:value="0.023">
            <text:p>0.023</text:p>
          </table:table-cell>
          <table:table-cell office:value-type="float" office:value="0.912">
            <text:p>0.912</text:p>
          </table:table-cell>
          <table:table-cell office:value-type="float" office:value="10.25">
            <text:p>10.25</text:p>
          </table:table-cell>
          <table:table-cell office:value-type="float" office:value="0.176">
            <text:p>0.176</text:p>
          </table:table-cell>
          <table:table-cell table:formula="of:=ABS(1-[.E2])" office:value-type="float" office:value="0.088">
            <text:p>0.088</text:p>
          </table:table-cell>
          <table:table-cell table:style-name="ce3" table:formula="of:=[.B2]-[.E2]" office:value-type="float" office:value="0.098">
            <text:p>0.098</text:p>
          </table:table-cell>
          <table:table-cell table:style-name="ce5" table:formula="of:=[.F2]-[.C2]" office:value-type="float" office:value="8.51">
            <text:p>8.51</text:p>
          </table:table-cell>
          <table:table-cell table:formula="of:=AVERAGE([.D2];[.G2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office:value-type="float" office:value="0.127">
            <text:p>0.127</text:p>
          </table:table-cell>
          <table:table-cell/>
          <table:table-cell table:style-name="ce5" table:number-columns-repeated="3"/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Flux change</text:p>
          </table:table-cell>
          <table:table-cell office:value-type="float" office:value="1.1567">
            <text:p>1.1567</text:p>
          </table:table-cell>
          <table:table-cell office:value-type="float" office:value="6.0575">
            <text:p>6.0575</text:p>
          </table:table-cell>
          <table:table-cell office:value-type="float" office:value="0.137">
            <text:p>0.137</text:p>
          </table:table-cell>
          <table:table-cell office:value-type="float" office:value="1.0067">
            <text:p>1.0067</text:p>
          </table:table-cell>
          <table:table-cell office:value-type="float" office:value="13.245">
            <text:p>13.245</text:p>
          </table:table-cell>
          <table:table-cell office:value-type="float" office:value="0.213">
            <text:p>0.213</text:p>
          </table:table-cell>
          <table:table-cell table:formula="of:=ABS(1-[.E3])" office:value-type="float" office:value="0.00669999999999993">
            <text:p>0.0067</text:p>
          </table:table-cell>
          <table:table-cell table:style-name="ce4" table:formula="of:=[.B3]-[.E3]" office:value-type="float" office:value="0.15">
            <text:p>0.15</text:p>
          </table:table-cell>
          <table:table-cell table:style-name="ce8" table:formula="of:=[.F3]-[.C3]" office:value-type="float" office:value="7.1875">
            <text:p>7.1875</text:p>
          </table:table-cell>
          <table:table-cell table:formula="of:=AVERAGE([.D3];[.G3])*100" office:value-type="float" office:value="17.5">
            <text:p>17.5</text:p>
          </table:table-cell>
          <table:table-cell office:value-type="float" office:value="0.17">
            <text:p>0.17</text:p>
          </table:table-cell>
          <table:table-cell/>
          <table:table-cell office:value-type="float" office:value="0.168">
            <text:p>0.168</text:p>
          </table:table-cell>
          <table:table-cell/>
          <table:table-cell table:style-name="ce5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phase, worse amplitude</text:p>
          </table:table-cell>
          <table:table-cell table:number-columns-repeated="2"/>
        </table:table-row>
        <table:table-row table:style-name="ro1">
          <table:table-cell office:value-type="string">
            <text:p>BF change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 table:style-name="ce1" office:value-type="float" office:value="0.013">
            <text:p>0.013</text:p>
          </table:table-cell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 office:value-type="float" office:value="0.16">
            <text:p>0.16</text:p>
          </table:table-cell>
          <table:table-cell table:formula="of:=ABS(1-[.E4])" office:value-type="float" office:value="0.0569999999999999">
            <text:p>0.057</text:p>
          </table:table-cell>
          <table:table-cell table:style-name="ce5" table:formula="of:=[.B4]-[.E4]" office:value-type="float" office:value="0.0479999999999999">
            <text:p>0.048</text:p>
          </table:table-cell>
          <table:table-cell table:style-name="ce5" table:formula="of:=[.F4]-[.C4]" office:value-type="float" office:value="10.884">
            <text:p>10.884</text:p>
          </table:table-cell>
          <table:table-cell table:formula="of:=AVERAGE([.D4];[.G4])*100" office:value-type="float" office:value="8.65">
            <text:p>8.65</text:p>
          </table:table-cell>
          <table:table-cell office:value-type="float" office:value="0.194">
            <text:p>0.194</text:p>
          </table:table-cell>
          <table:table-cell/>
          <table:table-cell office:value-type="float" office:value="0.132">
            <text:p>0.132</text:p>
          </table:table-cell>
          <table:table-cell/>
          <table:table-cell table:style-name="ce5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amplitude, worse phas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u change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" office:value-type="float" office:value="0.019">
            <text:p>0.019</text:p>
          </table:table-cell>
          <table:table-cell office:value-type="float" office:value="0.914">
            <text:p>0.914</text:p>
          </table:table-cell>
          <table:table-cell office:value-type="float" office:value="9.97">
            <text:p>9.97</text:p>
          </table:table-cell>
          <table:table-cell office:value-type="float" office:value="0.171">
            <text:p>0.171</text:p>
          </table:table-cell>
          <table:table-cell table:formula="of:=ABS(1-[.E5])" office:value-type="float" office:value="0.086">
            <text:p>0.086</text:p>
          </table:table-cell>
          <table:table-cell table:formula="of:=[.B5]-[.E5]" office:value-type="float" office:value="0.086">
            <text:p>0.086</text:p>
          </table:table-cell>
          <table:table-cell table:style-name="ce5" table:formula="of:=[.F5]-[.C5]" office:value-type="float" office:value="8.43">
            <text:p>8.43</text:p>
          </table:table-cell>
          <table:table-cell table:formula="of:=AVERAGE([.D5];[.G5])*100" office:value-type="float" office:value="9.5">
            <text:p>9.5</text:p>
          </table:table-cell>
          <table:table-cell office:value-type="float" office:value="0.189">
            <text:p>0.189</text:p>
          </table:table-cell>
          <table:table-cell/>
          <table:table-cell office:value-type="float" office:value="0.125">
            <text:p>0.125</text:p>
          </table:table-cell>
          <table:table-cell/>
          <table:table-cell table:style-name="ce5" table:number-columns-repeated="3"/>
          <table:table-cell/>
          <table:table-cell office:value-type="float" office:value="18">
            <text:p>18</text:p>
          </table:table-cell>
          <table:table-cell office:value-type="string">
            <text:p>better amplitude, better phase</text:p>
          </table:table-cell>
          <table:table-cell table:number-columns-repeated="2"/>
        </table:table-row>
        <table:table-row table:style-name="ro1">
          <table:table-cell office:value-type="string">
            <text:p>BF change 2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 office:value-type="float" office:value="0.067">
            <text:p>0.067</text:p>
          </table:table-cell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 office:value-type="float" office:value="0.142">
            <text:p>0.142</text:p>
          </table:table-cell>
          <table:table-cell table:formula="of:=ABS(1-[.E6])" office:value-type="float" office:value="0.00700000000000001">
            <text:p>0.007</text:p>
          </table:table-cell>
          <table:table-cell table:style-name="ce1" table:formula="of:=[.B6]-[.E6]" office:value-type="float" office:value="-0.028">
            <text:p>-0.028</text:p>
          </table:table-cell>
          <table:table-cell table:formula="of:=[.F6]-[.C6]" office:value-type="float" office:value="14.27">
            <text:p>14.27</text:p>
          </table:table-cell>
          <table:table-cell table:formula="of:=AVERAGE([.D6];[.G6])*100" office:value-type="float" office:value="10.45">
            <text:p>10.45</text:p>
          </table:table-cell>
          <table:table-cell office:value-type="float" office:value="0.234">
            <text:p>0.234</text:p>
          </table:table-cell>
          <table:table-cell/>
          <table:table-cell office:value-type="float" office:value="0.159">
            <text:p>0.159</text:p>
          </table:table-cell>
          <table:table-cell/>
          <table:table-cell table:style-name="ce5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witched amplitude, worse phase</text:p>
          </table:table-cell>
          <table:table-cell table:number-columns-repeated="2"/>
        </table:table-row>
        <table:table-row table:style-name="ro1">
          <table:table-cell office:value-type="string">
            <text:p>K1 change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table:style-name="ce1" office:value-type="float" office:value="0.022">
            <text:p>0.022</text:p>
          </table:table-cell>
          <table:table-cell office:value-type="float" office:value="0.912">
            <text:p>0.912</text:p>
          </table:table-cell>
          <table:table-cell office:value-type="float" office:value="10.3">
            <text:p>10.3</text:p>
          </table:table-cell>
          <table:table-cell office:value-type="float" office:value="0.177">
            <text:p>0.177</text:p>
          </table:table-cell>
          <table:table-cell table:formula="of:=ABS(1-[.E7])" office:value-type="float" office:value="0.088">
            <text:p>0.088</text:p>
          </table:table-cell>
          <table:table-cell table:style-name="ce5" table:formula="of:=[.B7]-[.E7]" office:value-type="float" office:value="0.098">
            <text:p>0.098</text:p>
          </table:table-cell>
          <table:table-cell table:style-name="ce5" table:formula="of:=[.F7]-[.C7]" office:value-type="float" office:value="8.6">
            <text:p>8.6</text:p>
          </table:table-cell>
          <table:table-cell table:formula="of:=AVERAGE([.D7];[.G7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table:style-name="ce13" office:value-type="float" office:value="0.088">
            <text:p>0.088</text:p>
          </table:table-cell>
          <table:table-cell/>
          <table:table-cell table:style-name="ce5" table:number-columns-repeated="3"/>
          <table:table-cell/>
          <table:table-cell office:value-type="float" office:value="19">
            <text:p>19</text:p>
          </table:table-cell>
          <table:table-cell office:value-type="string">
            <text:p>small chang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K1 amp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 office:value-type="float" office:value="0.072">
            <text:p>0.072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3">
            <text:p>0.143</text:p>
          </table:table-cell>
          <table:table-cell table:formula="of:=ABS(1-[.E8])" office:value-type="float" office:value="0">
            <text:p>0</text:p>
          </table:table-cell>
          <table:table-cell table:style-name="ce5" table:formula="of:=[.B8]-[.E8]" office:value-type="float" office:value="-0.035">
            <text:p>-0.035</text:p>
          </table:table-cell>
          <table:table-cell table:style-name="ce3" table:formula="of:=[.F8]-[.C8]" office:value-type="float" office:value="14.48">
            <text:p>14.48</text:p>
          </table:table-cell>
          <table:table-cell table:formula="of:=AVERAGE([.D8];[.G8])*100" office:value-type="float" office:value="10.75">
            <text:p>10.75</text:p>
          </table:table-cell>
          <table:table-cell office:value-type="float" office:value="0.234">
            <text:p>0.234</text:p>
          </table:table-cell>
          <table:table-cell/>
          <table:table-cell table:style-name="ce13" office:value-type="float" office:value="0.071">
            <text:p>0.071</text:p>
          </table:table-cell>
          <table:table-cell/>
          <table:table-cell table:style-name="ce5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mall change</text:p>
          </table:table-cell>
          <table:table-cell table:number-columns-repeated="2"/>
        </table:table-row>
        <table:table-row table:style-name="ro1">
          <table:table-cell office:value-type="string">
            <text:p>M2 phase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0.185">
            <text:p>0.185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 table:style-name="ce1" office:value-type="float" office:value="0.011">
            <text:p>0.011</text:p>
          </table:table-cell>
          <table:table-cell table:formula="of:=ABS(1-[.E9])" office:value-type="float" office:value="0.01">
            <text:p>0.01</text:p>
          </table:table-cell>
          <table:table-cell table:style-name="ce5" table:formula="of:=[.B9]-[.E9]" office:value-type="float" office:value="-0.041">
            <text:p>-0.041</text:p>
          </table:table-cell>
          <table:table-cell table:style-name="ce6" table:formula="of:=[.F9]-[.C9]" office:value-type="float" office:value="15.862">
            <text:p>15.862</text:p>
          </table:table-cell>
          <table:table-cell table:formula="of:=AVERAGE([.D9];[.G9])*100" office:value-type="float" office:value="9.8">
            <text:p>9.8</text:p>
          </table:table-cell>
          <table:table-cell table:style-name="ce5" office:value-type="float" office:value="0.187">
            <text:p>0.187</text:p>
          </table:table-cell>
          <table:table-cell table:style-name="ce11" office:value-type="float" office:value="0.096">
            <text:p>0.096</text:p>
          </table:table-cell>
          <table:table-cell table:style-name="ce13" office:value-type="float" office:value="0.072">
            <text:p>0.072</text:p>
          </table:table-cell>
          <table:table-cell table:style-name="ce1" office:value-type="float" office:value="0.031">
            <text:p>0.031</text:p>
          </table:table-cell>
          <table:table-cell table:style-name="ce5" table:number-columns-repeated="3"/>
          <table:table-cell/>
          <table:table-cell office:value-type="float" office:value="28">
            <text:p>28</text:p>
          </table:table-cell>
          <table:table-cell office:value-type="string">
            <text:p>worse phase, worse amplitude</text:p>
          </table:table-cell>
          <table:table-cell table:number-columns-repeated="2"/>
        </table:table-row>
        <table:table-row table:style-name="ro1">
          <table:table-cell office:value-type="string">
            <text:p>tide slip</text:p>
          </table:table-cell>
          <table:table-cell office:value-type="float" office:value="0.963">
            <text:p>0.963</text:p>
          </table:table-cell>
          <table:table-cell office:value-type="float" office:value="-20">
            <text:p>-20</text:p>
          </table:table-cell>
          <table:table-cell office:value-type="float" office:value="0.242">
            <text:p>0.242</text:p>
          </table:table-cell>
          <table:table-cell office:value-type="float" office:value="1.07">
            <text:p>1.07</text:p>
          </table:table-cell>
          <table:table-cell office:value-type="float" office:value="-0.04">
            <text:p>-0.04</text:p>
          </table:table-cell>
          <table:table-cell office:value-type="float" office:value="0.067">
            <text:p>0.067</text:p>
          </table:table-cell>
          <table:table-cell table:formula="of:=ABS(1-[.E10])" office:value-type="float" office:value="0.0700000000000001">
            <text:p>0.07</text:p>
          </table:table-cell>
          <table:table-cell table:style-name="ce6" table:formula="of:=[.B10]-[.E10]" office:value-type="float" office:value="-0.107">
            <text:p>-0.107</text:p>
          </table:table-cell>
          <table:table-cell table:style-name="ce4" table:formula="of:=[.F10]-[.C10]" office:value-type="float" office:value="19.96">
            <text:p>19.96</text:p>
          </table:table-cell>
          <table:table-cell table:formula="of:=AVERAGE([.D10];[.G10])*100" office:value-type="float" office:value="15.45">
            <text:p>15.45</text:p>
          </table:table-cell>
          <table:table-cell office:value-type="float" office:value="0.182">
            <text:p>0.182</text:p>
          </table:table-cell>
          <table:table-cell/>
          <table:table-cell table:style-name="ce13" office:value-type="float" office:value="0.065">
            <text:p>0.065</text:p>
          </table:table-cell>
          <table:table-cell/>
          <table:table-cell table:style-name="ce5" table:number-columns-repeated="3"/>
          <table:table-cell table:number-columns-repeated="2"/>
          <table:table-cell office:value-type="string">
            <text:p>worse phase, worse amplitude</text:p>
          </table:table-cell>
          <table:table-cell table:number-columns-repeated="2"/>
        </table:table-row>
        <table:table-row table:style-name="ro1">
          <table:table-cell office:value-type="string">
            <text:p>cbase</text:p>
          </table:table-cell>
          <table:table-cell office:value-type="float" office:value="0.995">
            <text:p>0.995</text:p>
          </table:table-cell>
          <table:table-cell office:value-type="float" office:value="-5.23">
            <text:p>-5.23</text:p>
          </table:table-cell>
          <table:table-cell office:value-type="float" office:value="0.065">
            <text:p>0.065</text:p>
          </table:table-cell>
          <table:table-cell office:value-type="float" office:value="0.943">
            <text:p>0.943</text:p>
          </table:table-cell>
          <table:table-cell office:value-type="float" office:value="4.84">
            <text:p>4.84</text:p>
          </table:table-cell>
          <table:table-cell office:value-type="float" office:value="0.092">
            <text:p>0.092</text:p>
          </table:table-cell>
          <table:table-cell table:formula="of:=ABS(1-[.E11])" office:value-type="float" office:value="0.0569999999999999">
            <text:p>0.057</text:p>
          </table:table-cell>
          <table:table-cell table:formula="of:=[.B11]-[.E11]" office:value-type="float" office:value="0.0519999999999999">
            <text:p>0.052</text:p>
          </table:table-cell>
          <table:table-cell table:formula="of:=[.F11]-[.C11]" office:value-type="float" office:value="10.07">
            <text:p>10.07</text:p>
          </table:table-cell>
          <table:table-cell table:style-name="ce9" table:formula="of:=AVERAGE([.D11];[.G11])*100" office:value-type="float" office:value="7.85">
            <text:p>7.85</text:p>
          </table:table-cell>
          <table:table-cell table:style-name="ce5" office:value-type="float" office:value="0.219">
            <text:p>0.219</text:p>
          </table:table-cell>
          <table:table-cell table:style-name="ce5"/>
          <table:table-cell table:style-name="ce13" office:value-type="float" office:value="0.09">
            <text:p>0.09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>
            <text:p>cd10</text:p>
          </table:table-cell>
          <table:table-cell office:value-type="float" office:value="1.038">
            <text:p>1.038</text:p>
          </table:table-cell>
          <table:table-cell office:value-type="float" office:value="-11.09">
            <text:p>-11.09</text:p>
          </table:table-cell>
          <table:table-cell office:value-type="float" office:value="0.142">
            <text:p>0.142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table:style-name="ce1" office:value-type="float" office:value="0.02">
            <text:p>0.02</text:p>
          </table:table-cell>
          <table:table-cell table:formula="of:=ABS(1-[.E12])" office:value-type="float" office:value="0.02">
            <text:p>0.02</text:p>
          </table:table-cell>
          <table:table-cell table:formula="of:=[.B12]-[.E12]" office:value-type="float" office:value="0.0580000000000001">
            <text:p>0.058</text:p>
          </table:table-cell>
          <table:table-cell table:formula="of:=[.F12]-[.C12]" office:value-type="float" office:value="10.63">
            <text:p>10.63</text:p>
          </table:table-cell>
          <table:table-cell table:formula="of:=AVERAGE([.D12];[.G12])*100" office:value-type="float" office:value="8.1">
            <text:p>8.1</text:p>
          </table:table-cell>
          <table:table-cell office:value-type="float" office:value="0.215">
            <text:p>0.215</text:p>
          </table:table-cell>
          <table:table-cell/>
          <table:table-cell table:style-name="ce13" office:value-type="float" office:value="0.091">
            <text:p>0.091</text:p>
          </table:table-cell>
          <table:table-cell table:number-columns-repeated="9"/>
        </table:table-row>
        <table:table-row table:style-name="ro1">
          <table:table-cell office:value-type="string">
            <text:p>cd20</text:p>
          </table:table-cell>
          <table:table-cell office:value-type="float" office:value="1.073">
            <text:p>1.073</text:p>
          </table:table-cell>
          <table:table-cell office:value-type="float" office:value="-16.9">
            <text:p>-16.9</text:p>
          </table:table-cell>
          <table:table-cell office:value-type="float" office:value="0.221">
            <text:p>0.221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2">
            <text:p>0.092</text:p>
          </table:table-cell>
          <table:table-cell table:formula="of:=ABS(1-[.E13])" office:value-type="float" office:value="0.01">
            <text:p>0.01</text:p>
          </table:table-cell>
          <table:table-cell table:formula="of:=[.B13]-[.E13]" office:value-type="float" office:value="0.0629999999999999">
            <text:p>0.063</text:p>
          </table:table-cell>
          <table:table-cell table:style-name="ce5" table:formula="of:=[.F13]-[.C13]" office:value-type="float" office:value="11.2">
            <text:p>11.2</text:p>
          </table:table-cell>
          <table:table-cell table:formula="of:=AVERAGE([.D13];[.G13])*100" office:value-type="float" office:value="15.65">
            <text:p>15.65</text:p>
          </table:table-cell>
          <table:table-cell office:value-type="float" office:value="0.236">
            <text:p>0.236</text:p>
          </table:table-cell>
          <table:table-cell/>
          <table:table-cell table:style-name="ce13" office:value-type="float" office:value="0.092">
            <text:p>0.092</text:p>
          </table:table-cell>
          <table:table-cell table:number-columns-repeated="9"/>
        </table:table-row>
        <table:table-row table:style-name="ro1">
          <table:table-cell office:value-type="string">
            <text:p>cd30</text:p>
          </table:table-cell>
          <table:table-cell office:value-type="float" office:value="1.101">
            <text:p>1.101</text:p>
          </table:table-cell>
          <table:table-cell office:value-type="float" office:value="-22.72">
            <text:p>-22.72</text:p>
          </table:table-cell>
          <table:table-cell office:value-type="float" office:value="0.301">
            <text:p>0.301</text:p>
          </table:table-cell>
          <table:table-cell office:value-type="float" office:value="1.033">
            <text:p>1.03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table:formula="of:=ABS(1-[.E14])" office:value-type="float" office:value="0.0329999999999999">
            <text:p>0.033</text:p>
          </table:table-cell>
          <table:table-cell table:formula="of:=[.B14]-[.E14]" office:value-type="float" office:value="0.0680000000000001">
            <text:p>0.068</text:p>
          </table:table-cell>
          <table:table-cell table:style-name="ce5" table:formula="of:=[.F14]-[.C14]" office:value-type="float" office:value="11.79">
            <text:p>11.79</text:p>
          </table:table-cell>
          <table:table-cell table:formula="of:=AVERAGE([.D14];[.G14])*100" office:value-type="float" office:value="24.05">
            <text:p>24.05</text:p>
          </table:table-cell>
          <table:table-cell office:value-type="float" office:value="0.278">
            <text:p>0.278</text:p>
          </table:table-cell>
          <table:table-cell/>
          <table:table-cell table:style-name="ce13" office:value-type="float" office:value="0.093">
            <text:p>0.093</text:p>
          </table:table-cell>
          <table:table-cell table:number-columns-repeated="9"/>
        </table:table-row>
        <table:table-row table:style-name="ro1">
          <table:table-cell office:value-type="string">
            <text:p>cu10</text:p>
          </table:table-cell>
          <table:table-cell office:value-type="float" office:value="0.944">
            <text:p>0.944</text:p>
          </table:table-cell>
          <table:table-cell office:value-type="float" office:value="0.69">
            <text:p>0.69</text:p>
          </table:table-cell>
          <table:table-cell table:style-name="ce1" office:value-type="float" office:value="0.04">
            <text:p>0.04</text:p>
          </table:table-cell>
          <table:table-cell office:value-type="float" office:value="0.899">
            <text:p>0.89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table:formula="of:=ABS(1-[.E15])" office:value-type="float" office:value="0.101">
            <text:p>0.101</text:p>
          </table:table-cell>
          <table:table-cell table:formula="of:=[.B15]-[.E15]" office:value-type="float" office:value="0.045">
            <text:p>0.045</text:p>
          </table:table-cell>
          <table:table-cell table:style-name="ce5" table:formula="of:=[.F15]-[.C15]" office:value-type="float" office:value="9.48">
            <text:p>9.48</text:p>
          </table:table-cell>
          <table:table-cell table:style-name="ce5" table:formula="of:=AVERAGE([.D15];[.G15])*100" office:value-type="float" office:value="11">
            <text:p>11</text:p>
          </table:table-cell>
          <table:table-cell table:style-name="ce5" office:value-type="float" office:value="0.247">
            <text:p>0.247</text:p>
          </table:table-cell>
          <table:table-cell table:style-name="ce5"/>
          <table:table-cell table:style-name="ce13" office:value-type="float" office:value="0.089">
            <text:p>0.089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>
            <text:p>cu20</text:p>
          </table:table-cell>
          <table:table-cell office:value-type="float" office:value="0.887">
            <text:p>0.887</text:p>
          </table:table-cell>
          <table:table-cell office:value-type="float" office:value="6.72">
            <text:p>6.72</text:p>
          </table:table-cell>
          <table:table-cell office:value-type="float" office:value="0.112">
            <text:p>0.112</text:p>
          </table:table-cell>
          <table:table-cell office:value-type="float" office:value="0.849">
            <text:p>0.849</text:p>
          </table:table-cell>
          <table:table-cell office:value-type="float" office:value="15.55">
            <text:p>15.55</text:p>
          </table:table-cell>
          <table:table-cell office:value-type="float" office:value="0.268">
            <text:p>0.268</text:p>
          </table:table-cell>
          <table:table-cell table:formula="of:=ABS(1-[.E16])" office:value-type="float" office:value="0.151">
            <text:p>0.151</text:p>
          </table:table-cell>
          <table:table-cell table:formula="of:=[.B16]-[.E16]" office:value-type="float" office:value="0.038">
            <text:p>0.038</text:p>
          </table:table-cell>
          <table:table-cell table:style-name="ce5" table:formula="of:=[.F16]-[.C16]" office:value-type="float" office:value="8.83">
            <text:p>8.83</text:p>
          </table:table-cell>
          <table:table-cell table:formula="of:=AVERAGE([.D16];[.G16])*100" office:value-type="float" office:value="19">
            <text:p>19</text:p>
          </table:table-cell>
          <table:table-cell office:value-type="float" office:value="0.292">
            <text:p>0.292</text:p>
          </table:table-cell>
          <table:table-cell/>
          <table:table-cell table:style-name="ce13" office:value-type="float" office:value="0.087">
            <text:p>0.087</text:p>
          </table:table-cell>
          <table:table-cell table:number-columns-repeated="9"/>
        </table:table-row>
        <table:table-row table:style-name="ro1">
          <table:table-cell office:value-type="string">
            <text:p>cu30</text:p>
          </table:table-cell>
          <table:table-cell office:value-type="float" office:value="0.823">
            <text:p>0.823</text:p>
          </table:table-cell>
          <table:table-cell office:value-type="float" office:value="12.94">
            <text:p>12.94</text:p>
          </table:table-cell>
          <table:table-cell office:value-type="float" office:value="0.191">
            <text:p>0.191</text:p>
          </table:table-cell>
          <table:table-cell office:value-type="float" office:value="0.792">
            <text:p>0.792</text:p>
          </table:table-cell>
          <table:table-cell office:value-type="float" office:value="20.98">
            <text:p>20.98</text:p>
          </table:table-cell>
          <table:table-cell office:value-type="float" office:value="0.353">
            <text:p>0.353</text:p>
          </table:table-cell>
          <table:table-cell table:formula="of:=ABS(1-[.E17])" office:value-type="float" office:value="0.208">
            <text:p>0.208</text:p>
          </table:table-cell>
          <table:table-cell table:style-name="ce7" table:formula="of:=[.B17]-[.E17]" office:value-type="float" office:value="0.031">
            <text:p>0.031</text:p>
          </table:table-cell>
          <table:table-cell table:style-name="ce7" table:formula="of:=[.F17]-[.C17]" office:value-type="float" office:value="8.04">
            <text:p>8.04</text:p>
          </table:table-cell>
          <table:table-cell table:formula="of:=AVERAGE([.D17];[.G17])*100" office:value-type="float" office:value="27.2">
            <text:p>27.2</text:p>
          </table:table-cell>
          <table:table-cell office:value-type="float" office:value="0.348">
            <text:p>0.348</text:p>
          </table:table-cell>
          <table:table-cell/>
          <table:table-cell table:style-name="ce13" office:value-type="float" office:value="0.086">
            <text:p>0.086</text:p>
          </table:table-cell>
          <table:table-cell table:number-columns-repeated="9"/>
        </table:table-row>
        <table:table-row table:style-name="ro1">
          <table:table-cell office:value-type="string">
            <text:p>RC_amp</text:p>
          </table:table-cell>
          <table:table-cell office:value-type="float" office:value="1.006">
            <text:p>1.006</text:p>
          </table:table-cell>
          <table:table-cell office:value-type="float" office:value="14.16">
            <text:p>14.16</text:p>
          </table:table-cell>
          <table:table-cell office:value-type="float" office:value="0.175">
            <text:p>0.175</text:p>
          </table:table-cell>
          <table:table-cell office:value-type="float" office:value="0.929">
            <text:p>0.929</text:p>
          </table:table-cell>
          <table:table-cell office:value-type="float" office:value="21.92">
            <text:p>21.92</text:p>
          </table:table-cell>
          <table:table-cell office:value-type="float" office:value="0.342">
            <text:p>0.342</text:p>
          </table:table-cell>
          <table:table-cell table:formula="of:=ABS(1-[.E18])" office:value-type="float" office:value="0.071">
            <text:p>0.071</text:p>
          </table:table-cell>
          <table:table-cell table:style-name="ce5" table:formula="of:=[.B18]-[.E18]" office:value-type="float" office:value="0.077">
            <text:p>0.077</text:p>
          </table:table-cell>
          <table:table-cell table:style-name="ce1" table:formula="of:=[.F18]-[.C18]" office:value-type="float" office:value="7.76">
            <text:p>7.76</text:p>
          </table:table-cell>
          <table:table-cell table:formula="of:=AVERAGE([.D18];[.G18])*100" office:value-type="float" office:value="25.85">
            <text:p>25.85</text:p>
          </table:table-cell>
          <table:table-cell office:value-type="float" office:value="0.322">
            <text:p>0.322</text:p>
          </table:table-cell>
          <table:table-cell/>
          <table:table-cell table:style-name="ce13" office:value-type="float" office:value="0.091">
            <text:p>0.091</text:p>
          </table:table-cell>
          <table:table-cell table:number-columns-repeated="4"/>
          <table:table-cell office:value-type="string">
            <text:p>pr amp</text:p>
          </table:table-cell>
          <table:table-cell office:value-type="string">
            <text:p>pr phase</text:p>
          </table:table-cell>
          <table:table-cell office:value-type="string">
            <text:p>pa amp</text:p>
          </table:table-cell>
          <table:table-cell office:value-type="string">
            <text:p>pa phase</text:p>
          </table:table-cell>
          <table:table-cell/>
        </table:table-row>
        <table:table-row table:style-name="ro1">
          <table:table-cell office:value-type="string">
            <text:p>RC_pha</text:p>
          </table:table-cell>
          <table:table-cell office:value-type="float" office:value="0.825">
            <text:p>0.825</text:p>
          </table:table-cell>
          <table:table-cell office:value-type="float" office:value="-5.61">
            <text:p>-5.61</text:p>
          </table:table-cell>
          <table:table-cell office:value-type="float" office:value="0.139">
            <text:p>0.139</text:p>
          </table:table-cell>
          <table:table-cell office:value-type="float" office:value="0.814">
            <text:p>0.814</text:p>
          </table:table-cell>
          <table:table-cell office:value-type="float" office:value="5.09">
            <text:p>5.09</text:p>
          </table:table-cell>
          <table:table-cell office:value-type="float" office:value="0.186">
            <text:p>0.186</text:p>
          </table:table-cell>
          <table:table-cell table:formula="of:=ABS(1-[.E19])" office:value-type="float" office:value="0.186">
            <text:p>0.186</text:p>
          </table:table-cell>
          <table:table-cell table:style-name="ce8" table:formula="of:=[.B19]-[.E19]" office:value-type="float" office:value="0.011">
            <text:p>0.011</text:p>
          </table:table-cell>
          <table:table-cell table:style-name="ce5" table:formula="of:=[.F19]-[.C19]" office:value-type="float" office:value="10.7">
            <text:p>10.7</text:p>
          </table:table-cell>
          <table:table-cell table:formula="of:=AVERAGE([.D19];[.G19])*100" office:value-type="float" office:value="16.25">
            <text:p>16.25</text:p>
          </table:table-cell>
          <table:table-cell office:value-type="float" office:value="0.269">
            <text:p>0.269</text:p>
          </table:table-cell>
          <table:table-cell/>
          <table:table-cell table:style-name="ce13" office:value-type="float" office:value="0.086">
            <text:p>0.086</text:p>
          </table:table-cell>
          <table:table-cell table:number-columns-repeated="2"/>
          <table:table-cell office:value-type="string">
            <text:p>17 degree phase decrease</text:p>
          </table:table-cell>
          <table:table-cell/>
          <table:table-cell table:formula="of:=[.B19]-[.B17]" office:value-type="float" office:value="0.002">
            <text:p>0.002</text:p>
          </table:table-cell>
          <table:table-cell table:formula="of:=[.C19]-[.C17]" office:value-type="float" office:value="-18.55">
            <text:p>-18.55</text:p>
          </table:table-cell>
          <table:table-cell table:formula="of:=[.E19]-[.E17]" office:value-type="float" office:value="0.022">
            <text:p>0.022</text:p>
          </table:table-cell>
          <table:table-cell table:formula="of:=[.F19]-[.F17]" office:value-type="float" office:value="-15.89">
            <text:p>-15.89</text:p>
          </table:table-cell>
          <table:table-cell/>
        </table:table-row>
        <table:table-row table:style-name="ro1">
          <table:table-cell office:value-type="string">
            <text:p>RC_both</text:p>
          </table:table-cell>
          <table:table-cell office:value-type="float" office:value="1.007">
            <text:p>1.007</text:p>
          </table:table-cell>
          <table:table-cell office:value-type="float" office:value="-4.05">
            <text:p>-4.05</text:p>
          </table:table-cell>
          <table:table-cell table:style-name="ce1" office:value-type="float" office:value="0.05">
            <text:p>0.05</text:p>
          </table:table-cell>
          <table:table-cell office:value-type="float" office:value="0.951">
            <text:p>0.951</text:p>
          </table:table-cell>
          <table:table-cell office:value-type="float" office:value="5.84">
            <text:p>5.84</text:p>
          </table:table-cell>
          <table:table-cell office:value-type="float" office:value="0.102">
            <text:p>0.102</text:p>
          </table:table-cell>
          <table:table-cell table:formula="of:=ABS(1-[.E20])" office:value-type="float" office:value="0.0489999999999999">
            <text:p>0.049</text:p>
          </table:table-cell>
          <table:table-cell table:style-name="ce5" table:formula="of:=[.B20]-[.E20]" office:value-type="float" office:value="0.0559999999999998">
            <text:p>0.056</text:p>
          </table:table-cell>
          <table:table-cell table:style-name="ce5" table:formula="of:=[.F20]-[.C20]" office:value-type="float" office:value="9.89">
            <text:p>9.89</text:p>
          </table:table-cell>
          <table:table-cell table:style-name="ce9" table:formula="of:=AVERAGE([.D20];[.G20])*100" office:value-type="float" office:value="7.6">
            <text:p>7.6</text:p>
          </table:table-cell>
          <table:table-cell office:value-type="float" office:value="0.219">
            <text:p>0.219</text:p>
          </table:table-cell>
          <table:table-cell/>
          <table:table-cell table:style-name="ce13" office:value-type="float" office:value="0.091">
            <text:p>0.091</text:p>
          </table:table-cell>
          <table:table-cell table:number-columns-repeated="2"/>
          <table:table-cell office:value-type="string">
            <text:p>1 degree phase change</text:p>
          </table:table-cell>
          <table:table-cell/>
          <table:table-cell table:formula="of:=-[.S19]/17" office:value-type="float" office:value="-0.00011764705882353">
            <text:p>-0.0001176471</text:p>
          </table:table-cell>
          <table:table-cell table:formula="of:=-[.T19]/17" office:value-type="float" office:value="1.09117647058824">
            <text:p>1.0911764706</text:p>
          </table:table-cell>
          <table:table-cell table:formula="of:=-[.U19]/17" office:value-type="float" office:value="-0.00129411764705882">
            <text:p>-0.0012941176</text:p>
          </table:table-cell>
          <table:table-cell table:formula="of:=-[.V19]/17" office:value-type="float" office:value="0.934705882352941">
            <text:p>0.9347058824</text:p>
          </table:table-cell>
          <table:table-cell/>
        </table:table-row>
        <table:table-row table:style-name="ro1">
          <table:table-cell office:value-type="string">
            <text:p>Cbase2</text:p>
          </table:table-cell>
          <table:table-cell office:value-type="float" office:value="1.004">
            <text:p>1.004</text:p>
          </table:table-cell>
          <table:table-cell office:value-type="float" office:value="-4.92">
            <text:p>-4.92</text:p>
          </table:table-cell>
          <table:table-cell table:style-name="ce1" office:value-type="float" office:value="0.061">
            <text:p>0.061</text:p>
          </table:table-cell>
          <table:table-cell office:value-type="float" office:value="0.933">
            <text:p>0.933</text:p>
          </table:table-cell>
          <table:table-cell office:value-type="float" office:value="5.26">
            <text:p>5.26</text:p>
          </table:table-cell>
          <table:table-cell office:value-type="float" office:value="0.102">
            <text:p>0.102</text:p>
          </table:table-cell>
          <table:table-cell table:formula="of:=ABS(1-[.E21])" office:value-type="float" office:value="0.067">
            <text:p>0.067</text:p>
          </table:table-cell>
          <table:table-cell table:style-name="ce5" table:formula="of:=[.B21]-[.E21]" office:value-type="float" office:value="0.071">
            <text:p>0.071</text:p>
          </table:table-cell>
          <table:table-cell table:style-name="ce5" table:formula="of:=[.F21]-[.C21]" office:value-type="float" office:value="10.18">
            <text:p>10.18</text:p>
          </table:table-cell>
          <table:table-cell table:style-name="ce5" table:formula="of:=AVERAGE([.D21];[.G21])*100" office:value-type="float" office:value="8.15">
            <text:p>8.15</text:p>
          </table:table-cell>
          <table:table-cell office:value-type="float" office:value="0.161">
            <text:p>0.161</text:p>
          </table:table-cell>
          <table:table-cell table:style-name="ce9" office:value-type="float" office:value="0.107">
            <text:p>0.107</text:p>
          </table:table-cell>
          <table:table-cell table:style-name="ce13" office:value-type="float" office:value="0.072">
            <text:p>0.072</text:p>
          </table:table-cell>
          <table:table-cell table:style-name="ce13" office:value-type="float" office:value="0.06">
            <text:p>0.06</text:p>
          </table:table-cell>
          <table:table-cell/>
          <table:table-cell office:value-type="string">
            <text:p>20% amp inc</text:p>
          </table:table-cell>
          <table:table-cell/>
          <table:table-cell table:formula="of:=[.B18]-[.B17]" office:value-type="float" office:value="0.183">
            <text:p>0.183</text:p>
          </table:table-cell>
          <table:table-cell table:formula="of:=[.C18]-[.C17]" office:value-type="float" office:value="1.22">
            <text:p>1.22</text:p>
          </table:table-cell>
          <table:table-cell table:formula="of:=[.E18]-[.E17]" office:value-type="float" office:value="0.137">
            <text:p>0.137</text:p>
          </table:table-cell>
          <table:table-cell table:formula="of:=[.F18]-[.F17]" office:value-type="float" office:value="0.940000000000001">
            <text:p>0.94</text:p>
          </table:table-cell>
          <table:table-cell/>
        </table:table-row>
        <table:table-row table:style-name="ro1">
          <table:table-cell office:value-type="string">
            <text:p>RC_FTN </text:p>
          </table:table-cell>
          <table:table-cell office:value-type="float" office:value="1.008">
            <text:p>1.008</text:p>
          </table:table-cell>
          <table:table-cell office:value-type="float" office:value="-5.4">
            <text:p>-5.4</text:p>
          </table:table-cell>
          <table:table-cell table:style-name="ce1" office:value-type="float" office:value="0.067">
            <text:p>0.067</text:p>
          </table:table-cell>
          <table:table-cell office:value-type="float" office:value="0.939">
            <text:p>0.939</text:p>
          </table:table-cell>
          <table:table-cell office:value-type="float" office:value="5.85">
            <text:p>5.85</text:p>
          </table:table-cell>
          <table:table-cell office:value-type="float" office:value="0.107">
            <text:p>0.107</text:p>
          </table:table-cell>
          <table:table-cell table:formula="of:=ABS(1-[.E22])" office:value-type="float" office:value="0.0609999999999999">
            <text:p>0.061</text:p>
          </table:table-cell>
          <table:table-cell table:style-name="ce5" table:formula="of:=[.B22]-[.E22]" office:value-type="float" office:value="0.069">
            <text:p>0.069</text:p>
          </table:table-cell>
          <table:table-cell table:style-name="ce5" table:formula="of:=[.F22]-[.C22]" office:value-type="float" office:value="11.25">
            <text:p>11.25</text:p>
          </table:table-cell>
          <table:table-cell table:style-name="ce5" table:formula="of:=AVERAGE([.D22];[.G22])*100" office:value-type="float" office:value="8.7">
            <text:p>8.7</text:p>
          </table:table-cell>
          <table:table-cell table:style-name="ce10" office:value-type="float" office:value="0.146">
            <text:p>0.146</text:p>
          </table:table-cell>
          <table:table-cell table:style-name="ce9" office:value-type="float" office:value="0.112">
            <text:p>0.112</text:p>
          </table:table-cell>
          <table:table-cell table:style-name="ce13" office:value-type="float" office:value="0.071">
            <text:p>0.071</text:p>
          </table:table-cell>
          <table:table-cell table:style-name="ce13" office:value-type="float" office:value="0.06">
            <text:p>0.06</text:p>
          </table:table-cell>
          <table:table-cell/>
          <table:table-cell office:value-type="string">
            <text:p>1% amp inc</text:p>
          </table:table-cell>
          <table:table-cell/>
          <table:table-cell table:formula="of:=[.S21]/20" office:value-type="float" office:value="0.00915">
            <text:p>0.00915</text:p>
          </table:table-cell>
          <table:table-cell table:formula="of:=[.T21]/20" office:value-type="float" office:value="0.061">
            <text:p>0.061</text:p>
          </table:table-cell>
          <table:table-cell table:formula="of:=[.U21]/20" office:value-type="float" office:value="0.00685">
            <text:p>0.00685</text:p>
          </table:table-cell>
          <table:table-cell table:formula="of:=[.V21]/20" office:value-type="float" office:value="0.0470000000000001">
            <text:p>0.047</text:p>
          </table:table-cell>
          <table:table-cell/>
        </table:table-row>
        <table:table-row table:style-name="ro1">
          <table:table-cell office:value-type="string">
            <text:p>RC_FTK1</text:p>
          </table:table-cell>
          <table:table-cell office:value-type="float" office:value="1.019">
            <text:p>1.019</text:p>
          </table:table-cell>
          <table:table-cell office:value-type="float" office:value="-4">
            <text:p>-4</text:p>
          </table:table-cell>
          <table:table-cell table:style-name="ce1" office:value-type="float" office:value="0.052">
            <text:p>0.052</text:p>
          </table:table-cell>
          <table:table-cell office:value-type="float" office:value="0.945">
            <text:p>0.945</text:p>
          </table:table-cell>
          <table:table-cell office:value-type="float" office:value="6.82">
            <text:p>6.82</text:p>
          </table:table-cell>
          <table:table-cell office:value-type="float" office:value="0.118">
            <text:p>0.118</text:p>
          </table:table-cell>
          <table:table-cell table:formula="of:=ABS(1-[.E23])" office:value-type="float" office:value="0.0549999999999999">
            <text:p>0.055</text:p>
          </table:table-cell>
          <table:table-cell table:style-name="ce5" table:formula="of:=[.B23]-[.E23]" office:value-type="float" office:value="0.0739999999999998">
            <text:p>0.074</text:p>
          </table:table-cell>
          <table:table-cell table:style-name="ce5" table:formula="of:=[.F23]-[.C23]" office:value-type="float" office:value="10.82">
            <text:p>10.82</text:p>
          </table:table-cell>
          <table:table-cell table:style-name="ce5" table:formula="of:=AVERAGE([.D23];[.G23])*100" office:value-type="float" office:value="8.5">
            <text:p>8.5</text:p>
          </table:table-cell>
          <table:table-cell table:style-name="ce10" office:value-type="float" office:value="0.149">
            <text:p>0.149</text:p>
          </table:table-cell>
          <table:table-cell table:style-name="ce9" office:value-type="float" office:value="0.115">
            <text:p>0.115</text:p>
          </table:table-cell>
          <table:table-cell table:style-name="ce13" office:value-type="float" office:value="0.09">
            <text:p>0.09</text:p>
          </table:table-cell>
          <table:table-cell table:style-name="ce13" office:value-type="float" office:value="0.085">
            <text:p>0.085</text:p>
          </table:table-cell>
          <table:table-cell/>
          <table:table-cell office:value-type="string">
            <text:p>both est</text:p>
          </table:table-cell>
          <table:table-cell/>
          <table:table-cell table:formula="of:=[.S22]*20+[.S20]*-17" office:value-type="float" office:value="0.185">
            <text:p>0.185</text:p>
          </table:table-cell>
          <table:table-cell table:formula="of:=[.T22]*20+[.T20]*-17" office:value-type="float" office:value="-17.33">
            <text:p>-17.33</text:p>
          </table:table-cell>
          <table:table-cell table:formula="of:=[.U22]*20+[.U20]*-17" office:value-type="float" office:value="0.159">
            <text:p>0.159</text:p>
          </table:table-cell>
          <table:table-cell table:formula="of:=[.V22]*20+[.V20]*-17" office:value-type="float" office:value="-14.95">
            <text:p>-14.95</text:p>
          </table:table-cell>
          <table:table-cell/>
        </table:table-row>
        <table:table-row table:style-name="ro1">
          <table:table-cell office:value-type="string">
            <text:p>Flux_RC_wO1</text:p>
          </table:table-cell>
          <table:table-cell office:value-type="float" office:value="1.218">
            <text:p>1.218</text:p>
          </table:table-cell>
          <table:table-cell office:value-type="float" office:value="-7.05">
            <text:p>-7.05</text:p>
          </table:table-cell>
          <table:table-cell office:value-type="float" office:value="0.182">
            <text:p>0.182</text:p>
          </table:table-cell>
          <table:table-cell office:value-type="float" office:value="1.066">
            <text:p>1.066</text:p>
          </table:table-cell>
          <table:table-cell office:value-type="float" office:value="1.3">
            <text:p>1.3</text:p>
          </table:table-cell>
          <table:table-cell table:style-name="ce1" office:value-type="float" office:value="0.065">
            <text:p>0.065</text:p>
          </table:table-cell>
          <table:table-cell table:formula="of:=ABS(1-[.E24])" office:value-type="float" office:value="0.0660000000000001">
            <text:p>0.066</text:p>
          </table:table-cell>
          <table:table-cell table:style-name="ce5" table:formula="of:=[.B24]-[.E24]" office:value-type="float" office:value="0.152">
            <text:p>0.152</text:p>
          </table:table-cell>
          <table:table-cell table:style-name="ce5" table:formula="of:=[.F24]-[.C24]" office:value-type="float" office:value="8.35">
            <text:p>8.35</text:p>
          </table:table-cell>
          <table:table-cell table:style-name="ce5" table:formula="of:=AVERAGE([.D24];[.G24])*100" office:value-type="float" office:value="12.35">
            <text:p>12.35</text:p>
          </table:table-cell>
          <table:table-cell table:style-name="ce10" office:value-type="float" office:value="0.142">
            <text:p>0.142</text:p>
          </table:table-cell>
          <table:table-cell table:style-name="ce11" office:value-type="float" office:value="0.091">
            <text:p>0.091</text:p>
          </table:table-cell>
          <table:table-cell table:style-name="ce5" table:number-columns-repeated="2"/>
          <table:table-cell/>
          <table:table-cell office:value-type="string">
            <text:p>both act</text:p>
          </table:table-cell>
          <table:table-cell/>
          <table:table-cell table:formula="of:=[.B20]-[.B17]" office:value-type="float" office:value="0.184">
            <text:p>0.184</text:p>
          </table:table-cell>
          <table:table-cell table:formula="of:=[.C20]-[.C17]" office:value-type="float" office:value="-16.99">
            <text:p>-16.99</text:p>
          </table:table-cell>
          <table:table-cell table:formula="of:=[.E20]-[.E17]" office:value-type="float" office:value="0.159">
            <text:p>0.159</text:p>
          </table:table-cell>
          <table:table-cell table:formula="of:=[.F20]-[.F17]" office:value-type="float" office:value="-15.14">
            <text:p>-15.14</text:p>
          </table:table-cell>
          <table:table-cell/>
        </table:table-row>
        <table:table-row table:style-name="ro1">
          <table:table-cell office:value-type="string">
            <text:p>Cbase_FTK1b</text:p>
          </table:table-cell>
          <table:table-cell office:value-type="float" office:value="1.008">
            <text:p>1.008</text:p>
          </table:table-cell>
          <table:table-cell office:value-type="float" office:value="-5.21">
            <text:p>-5.21</text:p>
          </table:table-cell>
          <table:table-cell table:style-name="ce1" office:value-type="float" office:value="0.064">
            <text:p>0.064</text:p>
          </table:table-cell>
          <table:table-cell office:value-type="float" office:value="0.937">
            <text:p>0.937</text:p>
          </table:table-cell>
          <table:table-cell office:value-type="float" office:value="5.88">
            <text:p>5.88</text:p>
          </table:table-cell>
          <table:table-cell office:value-type="float" office:value="0.108">
            <text:p>0.108</text:p>
          </table:table-cell>
          <table:table-cell table:formula="of:=ABS(1-[.E25])" office:value-type="float" office:value="0.0629999999999999">
            <text:p>0.063</text:p>
          </table:table-cell>
          <table:table-cell table:style-name="ce5" table:formula="of:=[.B25]-[.E25]" office:value-type="float" office:value="0.071">
            <text:p>0.071</text:p>
          </table:table-cell>
          <table:table-cell table:style-name="ce5" table:formula="of:=[.F25]-[.C25]" office:value-type="float" office:value="11.09">
            <text:p>11.09</text:p>
          </table:table-cell>
          <table:table-cell table:style-name="ce5" table:formula="of:=AVERAGE([.D25];[.G25])*100" office:value-type="float" office:value="8.6">
            <text:p>8.6</text:p>
          </table:table-cell>
          <table:table-cell table:style-name="ce10" office:value-type="float" office:value="0.147">
            <text:p>0.147</text:p>
          </table:table-cell>
          <table:table-cell table:style-name="ce9" office:value-type="float" office:value="0.112">
            <text:p>0.112</text:p>
          </table:table-cell>
          <table:table-cell table:style-name="ce9" office:value-type="float" office:value="0.056">
            <text:p>0.056</text:p>
          </table:table-cell>
          <table:table-cell table:style-name="ce1" office:value-type="float" office:value="0.022">
            <text:p>0.022</text:p>
          </table:table-cell>
          <table:table-cell/>
          <table:table-cell office:value-type="string">
            <text:p>Cbase_FTN</text:p>
          </table:table-cell>
          <table:table-cell/>
          <table:table-cell table:formula="of:=[.B22]" office:value-type="float" office:value="1.008">
            <text:p>1.008</text:p>
          </table:table-cell>
          <table:table-cell table:formula="of:=[.C22]" office:value-type="float" office:value="-5.4">
            <text:p>-5.4</text:p>
          </table:table-cell>
          <table:table-cell table:formula="of:=[.E22]" office:value-type="float" office:value="0.939">
            <text:p>0.939</text:p>
          </table:table-cell>
          <table:table-cell table:formula="of:=[.F22]" office:value-type="float" office:value="5.85">
            <text:p>5.85</text:p>
          </table:table-cell>
          <table:table-cell/>
        </table:table-row>
        <table:table-row table:style-name="ro1">
          <table:table-cell office:value-type="string">
            <text:p>Flux_RC </text:p>
          </table:table-cell>
          <table:table-cell office:value-type="float" office:value="1.216">
            <text:p>1.216</text:p>
          </table:table-cell>
          <table:table-cell office:value-type="float" office:value="-8.83">
            <text:p>-8.83</text:p>
          </table:table-cell>
          <table:table-cell office:value-type="float" office:value="0.194">
            <text:p>0.194</text:p>
          </table:table-cell>
          <table:table-cell office:value-type="float" office:value="1.091">
            <text:p>1.091</text:p>
          </table:table-cell>
          <table:table-cell office:value-type="float" office:value="1.5">
            <text:p>1.5</text:p>
          </table:table-cell>
          <table:table-cell office:value-type="float" office:value="0.087">
            <text:p>0.087</text:p>
          </table:table-cell>
          <table:table-cell table:formula="of:=ABS(1-[.E26])" office:value-type="float" office:value="0.091">
            <text:p>0.091</text:p>
          </table:table-cell>
          <table:table-cell table:style-name="ce5" table:formula="of:=[.B26]-[.E26]" office:value-type="float" office:value="0.125">
            <text:p>0.125</text:p>
          </table:table-cell>
          <table:table-cell table:style-name="ce5" table:formula="of:=[.F26]-[.C26]" office:value-type="float" office:value="10.33">
            <text:p>10.33</text:p>
          </table:table-cell>
          <table:table-cell table:style-name="ce5" table:formula="of:=AVERAGE([.D26];[.G26])*100" office:value-type="float" office:value="14.05">
            <text:p>14.05</text:p>
          </table:table-cell>
          <table:table-cell table:style-name="ce5" office:value-type="float" office:value="0.15">
            <text:p>0.15</text:p>
          </table:table-cell>
          <table:table-cell table:style-name="ce9" office:value-type="float" office:value="0.108">
            <text:p>0.108</text:p>
          </table:table-cell>
          <table:table-cell table:style-name="ce9" office:value-type="float" office:value="0.057">
            <text:p>0.057</text:p>
          </table:table-cell>
          <table:table-cell table:style-name="ce1" office:value-type="float" office:value="0.03">
            <text:p>0.03</text:p>
          </table:table-cell>
          <table:table-cell/>
          <table:table-cell office:value-type="string">
            <text:p>-6.64 phase change</text:p>
          </table:table-cell>
          <table:table-cell/>
          <table:table-cell table:formula="of:=[.S20]*-6.64" office:value-type="float" office:value="0.000781176470588236">
            <text:p>0.0007811765</text:p>
          </table:table-cell>
          <table:table-cell table:formula="of:=[.T20]*-6.64" office:value-type="float" office:value="-7.24541176470588">
            <text:p>-7.2454117647</text:p>
          </table:table-cell>
          <table:table-cell table:formula="of:=[.U20]*-6.64" office:value-type="float" office:value="0.00859294117647059">
            <text:p>0.0085929412</text:p>
          </table:table-cell>
          <table:table-cell table:formula="of:=[.V20]*-6.64" office:value-type="float" office:value="-6.20644705882353">
            <text:p>-6.2064470588</text:p>
          </table:table-cell>
          <table:table-cell/>
        </table:table-row>
        <table:table-row table:style-name="ro1">
          <table:table-cell office:value-type="string">
            <text:p>Flux_RC2_wO1</text:p>
          </table:table-cell>
          <table:table-cell office:value-type="float" office:value="1.087">
            <text:p>1.087</text:p>
          </table:table-cell>
          <table:table-cell office:value-type="float" office:value="-9.94">
            <text:p>-9.94</text:p>
          </table:table-cell>
          <table:table-cell office:value-type="float" office:value="0.142">
            <text:p>0.142</text:p>
          </table:table-cell>
          <table:table-cell office:value-type="float" office:value="0.986">
            <text:p>0.986</text:p>
          </table:table-cell>
          <table:table-cell office:value-type="float" office:value="0.085">
            <text:p>0.085</text:p>
          </table:table-cell>
          <table:table-cell table:style-name="ce2" office:value-type="float" office:value="0.013">
            <text:p>0.013</text:p>
          </table:table-cell>
          <table:table-cell table:formula="of:=ABS(1-[.E27])" office:value-type="float" office:value="0.014">
            <text:p>0.014</text:p>
          </table:table-cell>
          <table:table-cell table:style-name="ce5" table:formula="of:=[.B27]-[.E27]" office:value-type="float" office:value="0.101">
            <text:p>0.101</text:p>
          </table:table-cell>
          <table:table-cell table:style-name="ce5" table:formula="of:=[.F27]-[.C27]" office:value-type="float" office:value="10.025">
            <text:p>10.025</text:p>
          </table:table-cell>
          <table:table-cell table:style-name="ce9" table:formula="of:=AVERAGE([.D27];[.G27])*100" office:value-type="float" office:value="7.75">
            <text:p>7.75</text:p>
          </table:table-cell>
          <table:table-cell table:style-name="ce10" office:value-type="float" office:value="0.13">
            <text:p>0.13</text:p>
          </table:table-cell>
          <table:table-cell table:style-name="ce11" office:value-type="float" office:value="0.081">
            <text:p>0.081</text:p>
          </table:table-cell>
          <table:table-cell table:style-name="ce9" office:value-type="float" office:value="0.056">
            <text:p>0.056</text:p>
          </table:table-cell>
          <table:table-cell table:style-name="ce1" office:value-type="float" office:value="0.023">
            <text:p>0.023</text:p>
          </table:table-cell>
          <table:table-cell/>
          <table:table-cell office:value-type="string">
            <text:p>7.65% amp inc</text:p>
          </table:table-cell>
          <table:table-cell/>
          <table:table-cell table:formula="of:=7.65*[.S22]" office:value-type="float" office:value="0.0699975">
            <text:p>0.0699975</text:p>
          </table:table-cell>
          <table:table-cell table:formula="of:=7.65*[.T22]" office:value-type="float" office:value="0.46665">
            <text:p>0.46665</text:p>
          </table:table-cell>
          <table:table-cell table:formula="of:=7.65*[.U22]" office:value-type="float" office:value="0.0524025">
            <text:p>0.0524025</text:p>
          </table:table-cell>
          <table:table-cell table:formula="of:=7.65*[.V22]" office:value-type="float" office:value="0.35955">
            <text:p>0.35955</text:p>
          </table:table-cell>
          <table:table-cell/>
        </table:table-row>
        <table:table-row table:style-name="ro1">
          <table:table-cell office:value-type="string">
            <text:p>Vasily</text:p>
          </table:table-cell>
          <table:table-cell table:number-columns-repeated="11"/>
          <table:table-cell office:value-type="float" office:value="0.069">
            <text:p>0.069</text:p>
          </table:table-cell>
          <table:table-cell/>
          <table:table-cell office:value-type="float" office:value="0.081">
            <text:p>0.081</text:p>
          </table:table-cell>
          <table:table-cell table:number-columns-repeated="3"/>
          <table:table-cell table:formula="of:=[.S25]+[.S26]+[.S27]" office:value-type="float" office:value="1.07877867647059">
            <text:p>1.0787786765</text:p>
          </table:table-cell>
          <table:table-cell table:formula="of:=[.T25]+[.T26]+[.T27]" office:value-type="float" office:value="-12.1787617647059">
            <text:p>-12.1787617647</text:p>
          </table:table-cell>
          <table:table-cell table:formula="of:=[.U25]+[.U26]+[.U27]" office:value-type="float" office:value="0.999995441176471">
            <text:p>0.9999954412</text:p>
          </table:table-cell>
          <table:table-cell table:formula="of:=[.V25]+[.V26]+[.V27]" office:value-type="float" office:value="0.00310294117647114">
            <text:p>0.0031029412</text:p>
          </table:table-cell>
          <table:table-cell/>
        </table:table-row>
        <table:table-row table:style-name="ro1">
          <table:table-cell office:value-type="string">
            <text:p>CBase_RC_wO1</text:p>
          </table:table-cell>
          <table:table-cell office:value-type="float" office:value="1.094">
            <text:p>1.094</text:p>
          </table:table-cell>
          <table:table-cell office:value-type="float" office:value="-10.59">
            <text:p>-10.59</text:p>
          </table:table-cell>
          <table:table-cell office:value-type="float" office:value="0.152">
            <text:p>0.152</text:p>
          </table:table-cell>
          <table:table-cell office:value-type="float" office:value="0.99">
            <text:p>0.99</text:p>
          </table:table-cell>
          <table:table-cell office:value-type="float" office:value="-0.53">
            <text:p>-0.53</text:p>
          </table:table-cell>
          <table:table-cell office:value-type="float" office:value="0.012">
            <text:p>0.012</text:p>
          </table:table-cell>
          <table:table-cell table:formula="of:=ABS(1-[.E29])" office:value-type="float" office:value="0.01">
            <text:p>0.01</text:p>
          </table:table-cell>
          <table:table-cell table:style-name="ce5" table:formula="of:=[.B29]-[.E29]" office:value-type="float" office:value="0.104">
            <text:p>0.104</text:p>
          </table:table-cell>
          <table:table-cell table:style-name="ce5" table:formula="of:=[.F29]-[.C29]" office:value-type="float" office:value="10.06">
            <text:p>10.06</text:p>
          </table:table-cell>
          <table:table-cell table:style-name="ce5" table:formula="of:=AVERAGE([.D29];[.G29])*100" office:value-type="float" office:value="8.2">
            <text:p>8.2</text:p>
          </table:table-cell>
          <table:table-cell office:value-type="float" office:value="0.131">
            <text:p>0.131</text:p>
          </table:table-cell>
          <table:table-cell table:style-name="ce12" office:value-type="float" office:value="0.083">
            <text:p>0.083</text:p>
          </table:table-cell>
          <table:table-cell office:value-type="float" office:value="0.056">
            <text:p>0.056</text:p>
          </table:table-cell>
          <table:table-cell table:style-name="ce1" office:value-type="float" office:value="0.022">
            <text:p>0.022</text:p>
          </table:table-cell>
          <table:table-cell/>
          <table:table-cell table:formula="of:=17/20"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16"/>
          <table:table-cell table:formula="of:=6.64/7.65" office:value-type="float" office:value="0.86797385620915">
            <text:p>0.8679738562</text:p>
          </table:table-cell>
          <table:table-cell table:number-columns-repeated="6"/>
        </table:table-row>
        <table:table-row table:style-name="ro1">
          <table:table-cell table:number-columns-repeated="16"/>
          <table:table-cell table:formula="of:=AVERAGE(6.64/17;7.65/20)" office:value-type="float" office:value="0.386544117647059">
            <text:p>0.3865441176</text:p>
          </table:table-cell>
          <table:table-cell/>
          <table:table-cell table:formula="of:=[.$Q31]*([.S24]-[.S23])" office:value-type="float" office:value="-0.000386544117647102">
            <text:p>-0.0003865441</text:p>
          </table:table-cell>
          <table:table-cell table:formula="of:=[.$Q31]*([.T24]-[.T23])" office:value-type="float" office:value="0.131425">
            <text:p>0.131425</text:p>
          </table:table-cell>
          <table:table-cell table:formula="of:=[.$Q31]*([.U24]-[.U23])" office:value-type="float" office:value="0">
            <text:p>0</text:p>
          </table:table-cell>
          <table:table-cell table:formula="of:=[.$Q31]*([.V24]-[.V23])" office:value-type="float" office:value="-0.0734433823529417">
            <text:p>-0.0734433824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improved est</text:p>
          </table:table-cell>
          <table:table-cell/>
          <table:table-cell table:formula="of:=[.S31]+[.S28]" office:value-type="float" office:value="1.07839213235294">
            <text:p>1.0783921324</text:p>
          </table:table-cell>
          <table:table-cell table:formula="of:=[.T31]+[.T28]" office:value-type="float" office:value="-12.0473367647059">
            <text:p>-12.0473367647</text:p>
          </table:table-cell>
          <table:table-cell table:formula="of:=[.U31]+[.U28]" office:value-type="float" office:value="0.999995441176471">
            <text:p>0.9999954412</text:p>
          </table:table-cell>
          <table:table-cell table:formula="of:=[.V31]+[.V28]" office:value-type="float" office:value="-0.0703404411764705">
            <text:p>-0.0703404412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M2phase</text:p>
          </table:table-cell>
          <table:table-cell/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/>
        </table:table-row>
        <table:table-row table:style-name="ro1">
          <table:table-cell table:number-columns-repeated="18"/>
          <table:table-cell table:formula="of:=[.S32]*0.75+[.S33]*0.25" office:value-type="float" office:value="1.05104409926471">
            <text:p>1.0510440993</text:p>
          </table:table-cell>
          <table:table-cell table:formula="of:=[.T32]*0.75+[.T33]*0.25" office:value-type="float" office:value="-12.8355025735294">
            <text:p>-12.8355025735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correct flux</text:p>
          </table:table-cell>
          <table:table-cell/>
          <table:table-cell office:value-type="float" office:value="-0.0315">
            <text:p>-0.0315</text:p>
          </table:table-cell>
          <table:table-cell office:value-type="float" office:value="-15.48">
            <text:p>-15.48</text:p>
          </table:table-cell>
          <table:table-cell office:value-type="float" office:value="-0.00673">
            <text:p>-0.00673</text:p>
          </table:table-cell>
          <table:table-cell office:value-type="float" office:value="-13.245">
            <text:p>-13.245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Flux est</text:p>
          </table:table-cell>
          <table:table-cell/>
          <table:table-cell table:formula="of:=[.B3]+[.S35]" office:value-type="float" office:value="1.1252">
            <text:p>1.1252</text:p>
          </table:table-cell>
          <table:table-cell table:formula="of:=[.C3]+[.T35]" office:value-type="float" office:value="-9.4225">
            <text:p>-9.4225</text:p>
          </table:table-cell>
          <table:table-cell table:formula="of:=[.E3]+[.U35]" office:value-type="float" office:value="0.99997">
            <text:p>0.99997</text:p>
          </table:table-cell>
          <table:table-cell table:formula="of:=[.F3]+[.V35]" office:value-type="float" office:value="0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float" office:value="-0.098">
            <text:p>-0.098</text:p>
          </table:table-cell>
          <table:table-cell office:value-type="float" office:value="-0.9">
            <text:p>-0.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correct Rc flux</text:p>
          </table:table-cell>
          <table:table-cell/>
          <table:table-cell office:value-type="float" office:value="-0.0896">
            <text:p>-0.0896</text:p>
          </table:table-cell>
          <table:table-cell office:value-type="float" office:value="-1.578">
            <text:p>-1.578</text:p>
          </table:table-cell>
          <table:table-cell office:value-type="float" office:value="-0.066">
            <text:p>-0.066</text:p>
          </table:table-cell>
          <table:table-cell office:value-type="float" office:value="-1.3">
            <text:p>-1.3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next est</text:p>
          </table:table-cell>
          <table:table-cell/>
          <table:table-cell table:formula="of:=[.B24]+[.S38]" office:value-type="float" office:value="1.1284">
            <text:p>1.1284</text:p>
          </table:table-cell>
          <table:table-cell table:formula="of:=[.T38]+[.C24]" office:value-type="float" office:value="-8.628">
            <text:p>-8.628</text:p>
          </table:table-cell>
          <table:table-cell table:formula="of:=[.U38]+[.E24]" office:value-type="float" office:value="1">
            <text:p>1</text:p>
          </table:table-cell>
          <table:table-cell table:formula="of:=[.F24]+[.V38]" office:value-type="float" office:value="0">
            <text:p>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office:value-type="string">
            <text:p>correct Cbase</text:p>
          </table:table-cell>
          <table:table-cell/>
          <table:table-cell office:value-type="float" office:value="7.93">
            <text:p>7.93</text:p>
          </table:table-cell>
          <table:table-cell office:value-type="float" office:value="-6.69">
            <text:p>-6.6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734">
            <text:p>0.0734</text:p>
          </table:table-cell>
          <table:table-cell office:value-type="float" office:value="-6.82">
            <text:p>-6.82</text:p>
          </table:table-cell>
          <table:table-cell office:value-type="float" office:value="0.063">
            <text:p>0.063</text:p>
          </table:table-cell>
          <table:table-cell office:value-type="float" office:value="-5.88">
            <text:p>-5.88</text:p>
          </table:table-cell>
          <table:table-cell office:value-type="string">
            <text:p>dpr</text:p>
          </table:table-cell>
        </table:table-row>
        <table:table-row table:style-name="ro1">
          <table:table-cell table:number-columns-repeated="16"/>
          <table:table-cell office:value-type="string">
            <text:p>next est</text:p>
          </table:table-cell>
          <table:table-cell/>
          <table:table-cell table:formula="of:=[.S42]+[.B25]" office:value-type="float" office:value="1.0814">
            <text:p>1.0814</text:p>
          </table:table-cell>
          <table:table-cell table:formula="of:=[.T42]+[.C25]" office:value-type="float" office:value="-12.03">
            <text:p>-12.03</text:p>
          </table:table-cell>
          <table:table-cell table:formula="of:=[.U42]+[.E25]" office:value-type="float" office:value="1">
            <text:p>1</text:p>
          </table:table-cell>
          <table:table-cell table:formula="of:=[.V42]+[.F25]" office:value-type="float" office:value="0">
            <text:p>0</text:p>
          </table:table-cell>
          <table:table-cell office:value-type="float" office:value="0.165">
            <text:p>0.16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office:value-type="string">
            <text:p>correct RC2 flux</text:p>
          </table:table-cell>
          <table:table-cell/>
          <table:table-cell office:value-type="float" office:value="2.01">
            <text:p>2.01</text:p>
          </table:table-cell>
          <table:table-cell office:value-type="float" office:value="-0.19">
            <text:p>-0.1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18">
            <text:p>0.018</text:p>
          </table:table-cell>
          <table:table-cell office:value-type="float" office:value="-0.087">
            <text:p>-0.087</text:p>
          </table:table-cell>
          <table:table-cell office:value-type="float" office:value="0.014">
            <text:p>0.014</text:p>
          </table:table-cell>
          <table:table-cell office:value-type="float" office:value="-0.085">
            <text:p>-0.085</text:p>
          </table:table-cell>
          <table:table-cell office:value-type="string">
            <text:p>dpr</text:p>
          </table:table-cell>
        </table:table-row>
        <table:table-row table:style-name="ro1">
          <table:table-cell table:number-columns-repeated="16"/>
          <table:table-cell office:value-type="string">
            <text:p>next est</text:p>
          </table:table-cell>
          <table:table-cell/>
          <table:table-cell table:formula="of:=[.S46]+[.B27]" office:value-type="float" office:value="1.105">
            <text:p>1.105</text:p>
          </table:table-cell>
          <table:table-cell table:formula="of:=[.T46]+[.C27]" office:value-type="float" office:value="-10.027">
            <text:p>-10.027</text:p>
          </table:table-cell>
          <table:table-cell table:formula="of:=[.E27]+[.U46]" office:value-type="float" office:value="1">
            <text:p>1</text:p>
          </table:table-cell>
          <table:table-cell table:formula="of:=[.V46]+[.F27]" office:value-type="float" office:value="0">
            <text:p>0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office:value-type="string">
            <text:p>a little more amp</text:p>
          </table:table-cell>
          <table:table-cell/>
          <table:table-cell office:value-type="float" office:value="3.15">
            <text:p>3.15</text:p>
          </table:table-cell>
          <table:table-cell office:value-type="float" office:value="-0.25">
            <text:p>-0.25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0.029">
            <text:p>0.029</text:p>
          </table:table-cell>
          <table:table-cell office:value-type="float" office:value="-0.08">
            <text:p>-0.08</text:p>
          </table:table-cell>
          <table:table-cell office:value-type="float" office:value="0.022">
            <text:p>0.022</text:p>
          </table:table-cell>
          <table:table-cell office:value-type="float" office:value="-0.085">
            <text:p>-0.085</text:p>
          </table:table-cell>
          <table:table-cell/>
        </table:table-row>
        <table:table-row table:style-name="ro1">
          <table:table-cell table:number-columns-repeated="18"/>
          <table:table-cell table:formula="of:=[.S50]+[.B27]" office:value-type="float" office:value="1.116">
            <text:p>1.116</text:p>
          </table:table-cell>
          <table:table-cell table:formula="of:=[.T50]+[.C27]" office:value-type="float" office:value="-10.02">
            <text:p>-10.02</text:p>
          </table:table-cell>
          <table:table-cell table:formula="of:=[.U50]+[.E27]" office:value-type="float" office:value="1.008">
            <text:p>1.008</text:p>
          </table:table-cell>
          <table:table-cell table:formula="of:=[.V50]+[.F27]" office:value-type="float" office:value="0">
            <text:p>0</text:p>
          </table:table-cell>
          <table:table-cell office:value-type="float" office:value="0.155">
            <text:p>0.15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6-11T10:35:12</meta:creation-date>
    <dc:date>2014-07-22T15:55:28</dc:date>
    <meta:editing-duration>P6DT23H33M35S</meta:editing-duration>
    <meta:editing-cycles>20</meta:editing-cycles>
    <meta:generator>LibreOffice/3.5$Linux_X86_64 LibreOffice_project/350m1$Build-2</meta:generator>
    <dc:creator>Susan Allen</dc:creator>
    <meta:document-statistic meta:table-count="3" meta:cell-count="5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64cm" svg:height="14.583cm" xlink:href=".." xlink:type="simple" chart:class="chart:scatter" chart:style-name="ch1">
        <chart:legend chart:legend-position="end" svg:x="22.954cm" svg:y="6.992cm" style:legend-expansion="high" chart:style-name="ch2"/>
        <chart:plot-area chart:style-name="ch3" table:cell-range-address="Sheet1.I2:Sheet1.Q21 Sheet1.R1:Sheet1.R1" chart:data-source-has-labels="row" svg:x="0.953cm" svg:y="1.299cm" svg:width="20.995cm" svg:height="12.573cm">
          <chartooo:coordinate-region svg:x="1.337cm" svg:y="1.498cm" svg:width="20.371cm" svg:height="11.7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R1:Sheet1.R1" chart:class="chart:scatter">
            <chart:domain table:cell-range-address="Sheet1.I2:Sheet1.Q2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J Column K Column L Column M Column N Column O Column P Column Q</text:p>
              </table:table-cell>
              <table:table-cell office:value-type="string">
                <text:p/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">
                <text:p>0.098</text:p>
                <draw:g>
                  <svg:desc>Sheet1.I2:Sheet1.Q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9999999999999">
                <text:p>0.0479999999999999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">
                <text:p>0.08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">
                <text:p>-0.028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">
                <text:p>0.0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5">
                <text:p>-0.03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1">
                <text:p>-0.041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7">
                <text:p>-0.10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9999999999999">
                <text:p>0.051999999999999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">
                <text:p>0.0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">
                <text:p>0.03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">
                <text:p>0.07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">
                <text:p>0.01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9999999999998">
                <text:p>0.055999999999999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">
                <text:p>0.071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/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1875">
                <text:p>7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84">
                <text:p>10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8">
                <text:p>1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62">
                <text:p>15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6">
                <text:p>19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7">
                <text:p>1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3">
                <text:p>1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9">
                <text:p>1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4">
                <text:p>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">
                <text:p>1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85">
                <text:p>7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5">
                <text:p>2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8cm" svg:height="16.84cm" xlink:href=".." xlink:type="simple" chart:class="chart:line" chart:style-name="ch1">
        <chart:legend chart:legend-position="end" svg:x="23.744cm" svg:y="7.623cm" style:legend-expansion="high" chart:style-name="ch2"/>
        <chart:plot-area chart:style-name="ch3" table:cell-range-address="Sheet1.A2:Sheet1.A21 Sheet1.D1:Sheet1.D21 Sheet1.G1:Sheet1.G23 Sheet1.L1:Sheet1.L21" chart:data-source-has-labels="both" svg:x="0.986cm" svg:y="1.479cm" svg:width="21.686cm" svg:height="14.605cm">
          <chartooo:coordinate-region svg:x="1.898cm" svg:y="1.678cm" svg:width="20.774cm" svg:height="13.361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" chart:label-cell-address="Sheet1.D1:Sheet1.D1" chart:class="chart:line">
            <chart:data-point chart:repeated="20"/>
          </chart:series>
          <chart:series chart:style-name="ch7" chart:values-cell-range-address="Sheet1.G2:Sheet1.G23" chart:label-cell-address="Sheet1.G1:Sheet1.G1" chart:class="chart:line">
            <chart:data-point chart:repeated="22"/>
          </chart:series>
          <chart:series chart:style-name="ch8" chart:values-cell-range-address="Sheet1.L2:Sheet1.L21" chart:label-cell-address="Sheet1.L1:Sheet1.L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– D</text:p>
                <draw:g>
                  <svg:desc>Sheet1.D1:Sheet1.D1</svg:desc>
                </draw:g>
              </table:table-cell>
              <table:table-cell office:value-type="string">
                <text:p>PA -D</text:p>
                <draw:g>
                  <svg:desc>Sheet1.G1:Sheet1.G1</svg:desc>
                </draw:g>
              </table:table-cell>
              <table:table-cell office:value-type="string">
                <text:p>Overall – 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1</svg:desc>
                </draw:g>
              </table:table-cell>
              <table:table-cell office:value-type="float" office:value="0.023">
                <text:p>0.023</text:p>
                <draw:g>
                  <svg:desc>Sheet1.D2:Sheet1.D21</svg:desc>
                </draw:g>
              </table:table-cell>
              <table:table-cell office:value-type="float" office:value="0.176">
                <text:p>0.176</text:p>
                <draw:g>
                  <svg:desc>Sheet1.G2:Sheet1.G23</svg:desc>
                </draw:g>
              </table:table-cell>
              <table:table-cell office:value-type="float" office:value="0.191">
                <text:p>0.191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Flux change</text:p>
              </table:table-cell>
              <table:table-cell office:value-type="float" office:value="0.137">
                <text:p>0.137</text:p>
              </table:table-cell>
              <table:table-cell office:value-type="float" office:value="0.213">
                <text:p>0.2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BF change</text:p>
              </table:table-cell>
              <table:table-cell office:value-type="float" office:value="0.013">
                <text:p>0.013</text:p>
              </table:table-cell>
              <table:table-cell office:value-type="float" office:value="0.16">
                <text:p>0.16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nu change</text:p>
              </table:table-cell>
              <table:table-cell office:value-type="float" office:value="0.019">
                <text:p>0.019</text:p>
              </table:table-cell>
              <table:table-cell office:value-type="float" office:value="0.171">
                <text:p>0.17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F change 2</text:p>
              </table:table-cell>
              <table:table-cell office:value-type="float" office:value="0.067">
                <text:p>0.067</text:p>
              </table:table-cell>
              <table:table-cell office:value-type="float" office:value="0.142">
                <text:p>0.14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K1 change</text:p>
              </table:table-cell>
              <table:table-cell office:value-type="float" office:value="0.022">
                <text:p>0.022</text:p>
              </table:table-cell>
              <table:table-cell office:value-type="float" office:value="0.177">
                <text:p>0.17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K1 amp</text:p>
              </table:table-cell>
              <table:table-cell office:value-type="float" office:value="0.072">
                <text:p>0.072</text:p>
              </table:table-cell>
              <table:table-cell office:value-type="float" office:value="0.143">
                <text:p>0.14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M2 phase</text:p>
              </table:table-cell>
              <table:table-cell office:value-type="float" office:value="0.185">
                <text:p>0.185</text:p>
              </table:table-cell>
              <table:table-cell office:value-type="float" office:value="0.011">
                <text:p>0.01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tide slip</text:p>
              </table:table-cell>
              <table:table-cell office:value-type="float" office:value="0.242">
                <text:p>0.242</text:p>
              </table:table-cell>
              <table:table-cell office:value-type="float" office:value="0.067">
                <text:p>0.06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cbase</text:p>
              </table:table-cell>
              <table:table-cell office:value-type="float" office:value="0.065">
                <text:p>0.065</text:p>
              </table:table-cell>
              <table:table-cell office:value-type="float" office:value="0.092">
                <text:p>0.09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d10</text:p>
              </table:table-cell>
              <table:table-cell office:value-type="float" office:value="0.142">
                <text:p>0.142</text:p>
              </table:table-cell>
              <table:table-cell office:value-type="float" office:value="0.02">
                <text:p>0.02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cd20</text:p>
              </table:table-cell>
              <table:table-cell office:value-type="float" office:value="0.221">
                <text:p>0.221</text:p>
              </table:table-cell>
              <table:table-cell office:value-type="float" office:value="0.092">
                <text:p>0.09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cd30</text:p>
              </table:table-cell>
              <table:table-cell office:value-type="float" office:value="0.301">
                <text:p>0.301</text:p>
              </table:table-cell>
              <table:table-cell office:value-type="float" office:value="0.18">
                <text:p>0.1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cu1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cu20</text:p>
              </table:table-cell>
              <table:table-cell office:value-type="float" office:value="0.112">
                <text:p>0.112</text:p>
              </table:table-cell>
              <table:table-cell office:value-type="float" office:value="0.268">
                <text:p>0.268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cu30</text:p>
              </table:table-cell>
              <table:table-cell office:value-type="float" office:value="0.191">
                <text:p>0.191</text:p>
              </table:table-cell>
              <table:table-cell office:value-type="float" office:value="0.353">
                <text:p>0.35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RC_amp</text:p>
              </table:table-cell>
              <table:table-cell office:value-type="float" office:value="0.175">
                <text:p>0.175</text:p>
              </table:table-cell>
              <table:table-cell office:value-type="float" office:value="0.342">
                <text:p>0.342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RC_pha</text:p>
              </table:table-cell>
              <table:table-cell office:value-type="float" office:value="0.139">
                <text:p>0.139</text:p>
              </table:table-cell>
              <table:table-cell office:value-type="float" office:value="0.186">
                <text:p>0.186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RC_both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base2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scatter" chart:style-name="ch1">
        <chart:legend chart:legend-position="end" svg:x="13.415cm" svg:y="4.201cm" style:legend-expansion="high" chart:style-name="ch2"/>
        <chart:plot-area chart:style-name="ch3" table:cell-range-address="Sheet1.F2:Sheet1.F21 Sheet1.J1:Sheet1.J21" chart:data-source-has-labels="row" svg:x="0.769cm" svg:y="0.855cm" svg:width="12.008cm" svg:height="7.546cm">
          <chartooo:coordinate-region svg:x="1.008cm" svg:y="1.054cm" svg:width="11.582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J1:Sheet1.J1" chart:class="chart:scatter">
            <chart:domain table:cell-range-address="Sheet1.F2:Sheet1.F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hase delta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5">
                <text:p>10.25</text:p>
                <draw:g>
                  <svg:desc>Sheet1.F2:Sheet1.F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45">
                <text:p>13.24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4">
                <text:p>9.94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7">
                <text:p>9.9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3">
                <text:p>9.13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3">
                <text:p>8.93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2">
                <text:p>0.662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">
                <text:p>-0.4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7">
                <text:p>-5.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93">
                <text:p>-10.9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7">
                <text:p>10.17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5">
                <text:p>15.5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8">
                <text:p>20.9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2">
                <text:p>21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">
                <text:p>5.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">
                <text:p>5.8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6">
                <text:p>5.26</text:p>
              </table:table-cell>
              <table:table-cell office:value-type="float" office:value="10.18">
                <text:p>1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